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2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5126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5882in"/>
    </style:style>
    <style:style style:name="co13" style:family="table-column">
      <style:table-column-properties fo:break-before="auto" style:column-width="1.2063in"/>
    </style:style>
    <style:style style:name="co14" style:family="table-column">
      <style:table-column-properties fo:break-before="auto" style:column-width="0.5626in"/>
    </style:style>
    <style:style style:name="co15" style:family="table-column">
      <style:table-column-properties fo:break-before="auto" style:column-width="1.0898in"/>
    </style:style>
    <style:style style:name="co16" style:family="table-column">
      <style:table-column-properties fo:break-before="auto" style:column-width="0.6299in"/>
    </style:style>
    <style:style style:name="co17" style:family="table-column">
      <style:table-column-properties fo:break-before="auto" style:column-width="0.4957in"/>
    </style:style>
    <style:style style:name="co18" style:family="table-column">
      <style:table-column-properties fo:break-before="auto" style:column-width="0.4291in"/>
    </style:style>
    <style:style style:name="co19" style:family="table-column">
      <style:table-column-properties fo:break-before="auto" style:column-width="1.3063in"/>
    </style:style>
    <style:style style:name="co20" style:family="table-column">
      <style:table-column-properties fo:break-before="auto" style:column-width="4.7409in"/>
    </style:style>
    <style:style style:name="co21" style:family="table-column">
      <style:table-column-properties fo:break-before="auto" style:column-width="0.972in"/>
    </style:style>
    <style:style style:name="co22" style:family="table-column">
      <style:table-column-properties fo:break-before="auto" style:column-width="0.9055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839in"/>
    </style:style>
    <style:style style:name="co25" style:family="table-column">
      <style:table-column-properties fo:break-before="auto" style:column-width="0.5209in"/>
    </style:style>
    <style:style style:name="co26" style:family="table-column">
      <style:table-column-properties fo:break-before="auto" style:column-width="1.8417in"/>
    </style:style>
    <style:style style:name="co27" style:family="table-column">
      <style:table-column-properties fo:break-before="auto" style:column-width="0.5799in"/>
    </style:style>
    <style:style style:name="co28" style:family="table-column">
      <style:table-column-properties fo:break-before="auto" style:column-width="0.5374in"/>
    </style:style>
    <style:style style:name="co29" style:family="table-column">
      <style:table-column-properties fo:break-before="auto" style:column-width="0.6217in"/>
    </style:style>
    <style:style style:name="co30" style:family="table-column">
      <style:table-column-properties fo:break-before="auto" style:column-width="1.9165in"/>
    </style:style>
    <style:style style:name="co31" style:family="table-column">
      <style:table-column-properties fo:break-before="auto" style:column-width="0.4354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4807in"/>
    </style:style>
    <style:style style:name="co34" style:family="table-column">
      <style:table-column-properties fo:break-before="auto" style:column-width="0.5646in"/>
    </style:style>
    <style:style style:name="co35" style:family="table-column">
      <style:table-column-properties fo:break-before="auto" style:column-width="0.989in"/>
    </style:style>
    <style:style style:name="co36" style:family="table-column">
      <style:table-column-properties fo:break-before="auto" style:column-width="0.9665in"/>
    </style:style>
    <style:style style:name="co37" style:family="table-column">
      <style:table-column-properties fo:break-before="auto" style:column-width="0.8472in"/>
    </style:style>
    <style:style style:name="co38" style:family="table-column">
      <style:table-column-properties fo:break-before="auto" style:column-width="1.298in"/>
    </style:style>
    <style:style style:name="co39" style:family="table-column">
      <style:table-column-properties fo:break-before="auto" style:column-width="0.7075in"/>
    </style:style>
    <style:style style:name="co40" style:family="table-column">
      <style:table-column-properties fo:break-before="auto" style:column-width="0.3374in"/>
    </style:style>
    <style:style style:name="co41" style:family="table-column">
      <style:table-column-properties fo:break-before="auto" style:column-width="1.028in"/>
    </style:style>
    <style:style style:name="co42" style:family="table-column">
      <style:table-column-properties fo:break-before="auto" style:column-width="3.3374in"/>
    </style:style>
    <style:style style:name="co43" style:family="table-column">
      <style:table-column-properties fo:break-before="auto" style:column-width="1.9752in"/>
    </style:style>
    <style:style style:name="co44" style:family="table-column">
      <style:table-column-properties fo:break-before="auto" style:column-width="1.248in"/>
    </style:style>
    <style:style style:name="co45" style:family="table-column">
      <style:table-column-properties fo:break-before="auto" style:column-width="3.5209in"/>
    </style:style>
    <style:style style:name="co46" style:family="table-column">
      <style:table-column-properties fo:break-before="auto" style:column-width="2.1591in"/>
    </style:style>
    <style:style style:name="co47" style:family="table-column">
      <style:table-column-properties fo:break-before="auto" style:column-width="1.5402in"/>
    </style:style>
    <style:style style:name="co48" style:family="table-column">
      <style:table-column-properties fo:break-before="auto" style:column-width="1.85in"/>
    </style:style>
    <style:style style:name="co49" style:family="table-column">
      <style:table-column-properties fo:break-before="auto" style:column-width="2.1756in"/>
    </style:style>
    <style:style style:name="co50" style:family="table-column">
      <style:table-column-properties fo:break-before="auto" style:column-width="1.4071in"/>
    </style:style>
    <style:style style:name="co51" style:family="table-column">
      <style:table-column-properties fo:break-before="auto" style:column-width="1.4402in"/>
    </style:style>
    <style:style style:name="co52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" style:family="table-cell" style:parent-style-name="Default"/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5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9" style:family="table-cell" style:parent-style-name="Default">
      <style:text-properties fo:color="#e16173" fo:font-weight="bold" style:font-weight-asian="bold" style:font-weight-complex="bold"/>
    </style:style>
    <style:style style:name="ce60" style:family="table-cell" style:parent-style-name="Default">
      <style:text-properties fo:color="#e16173"/>
    </style:style>
    <style:style style:name="ce62" style:family="table-cell" style:parent-style-name="Default">
      <style:text-properties fo:color="#127622" fo:font-weight="bold" style:font-weight-asian="bold" style:font-weight-complex="bold"/>
    </style:style>
    <style:style style:name="ce63" style:family="table-cell" style:parent-style-name="Default">
      <style:text-properties fo:color="#127622"/>
    </style:style>
    <style:style style:name="ce64" style:family="table-cell" style:parent-style-name="Default">
      <style:text-properties fo:color="#813709" fo:font-weight="bold" style:font-weight-asian="bold" style:font-weight-complex="bold"/>
    </style:style>
    <style:style style:name="ce67" style:family="table-cell" style:parent-style-name="Default">
      <style:text-properties fo:color="#813709"/>
    </style:style>
    <style:style style:name="ce68" style:family="table-cell" style:parent-style-name="Default">
      <style:text-properties fo:color="#355269" fo:font-weight="bold" style:font-weight-asian="bold" style:font-weight-complex="bold"/>
    </style:style>
    <style:style style:name="ce72" style:family="table-cell" style:parent-style-name="Default">
      <style:text-properties fo:color="#355269"/>
    </style:style>
    <style:style style:name="ce74" style:family="table-cell" style:parent-style-name="Default">
      <style:text-properties fo:color="#5983b0" fo:font-weight="bold" style:font-weight-asian="bold" style:font-weight-complex="bold"/>
    </style:style>
    <style:style style:name="ce75" style:family="table-cell" style:parent-style-name="Default">
      <style:text-properties fo:color="#5983b0"/>
    </style:style>
    <style:style style:name="ce76" style:family="table-cell" style:parent-style-name="Default">
      <style:text-properties fo:color="#acb20c" fo:font-weight="bold" style:font-weight-asian="bold" style:font-weight-complex="bold"/>
    </style:style>
    <style:style style:name="ce77" style:family="table-cell" style:parent-style-name="Default">
      <style:text-properties fo:color="#acb20c"/>
    </style:style>
    <style:style style:name="ce78" style:family="table-cell" style:parent-style-name="Default">
      <style:text-properties fo:color="#8d1d75" fo:font-weight="bold" style:font-weight-asian="bold" style:font-weight-complex="bold"/>
    </style:style>
    <style:style style:name="ce79" style:family="table-cell" style:parent-style-name="Default">
      <style:text-properties fo:color="#8d1d75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'Y1-Sp2'.L5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Fish Availability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'Items and Professions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4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4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eneric Item Table" table:style-name="ta1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ish Availability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58"/>
        <table:table-column table:style-name="co22" table:default-cell-style-name="ce58"/>
        <table:table-column table:style-name="co23" table:default-cell-style-name="ce60"/>
        <table:table-column table:style-name="co24" table:default-cell-style-name="ce63"/>
        <table:table-column table:style-name="co25" table:default-cell-style-name="ce67"/>
        <table:table-column table:style-name="co23" table:default-cell-style-name="ce72"/>
        <table:table-column table:style-name="co26" table:default-cell-style-name="ce72"/>
        <table:table-column table:style-name="co27" table:default-cell-style-name="ce75"/>
        <table:table-column table:style-name="co28" table:default-cell-style-name="ce77"/>
        <table:table-column table:style-name="co29" table:default-cell-style-name="ce79"/>
        <table:table-column table:style-name="co3" table:number-columns-repeated="1012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57" office:value-type="string" calcext:value-type="string">
            <text:p>Start Time</text:p>
          </table:table-cell>
          <table:table-cell table:style-name="ce57" office:value-type="string" calcext:value-type="string">
            <text:p>End Time</text:p>
          </table:table-cell>
          <table:table-cell table:style-name="ce59" office:value-type="string" calcext:value-type="string">
            <text:p>Spring</text:p>
          </table:table-cell>
          <table:table-cell table:style-name="ce62" office:value-type="string" calcext:value-type="string">
            <text:p>Summer</text:p>
          </table:table-cell>
          <table:table-cell table:style-name="ce64" office:value-type="string" calcext:value-type="string">
            <text:p>Fall</text:p>
          </table:table-cell>
          <table:table-cell table:style-name="ce68" office:value-type="string" calcext:value-type="string">
            <text:p>Winter</text:p>
          </table:table-cell>
          <table:table-cell table:style-name="ce68" office:value-type="string" calcext:value-type="string">
            <text:p>Winter with Rain Totem</text:p>
          </table:table-cell>
          <table:table-cell table:style-name="ce74" office:value-type="string" calcext:value-type="string">
            <text:p>Rain</text:p>
          </table:table-cell>
          <table:table-cell table:style-name="ce76" office:value-type="string" calcext:value-type="string">
            <text:p>Sun</text:p>
          </table:table-cell>
          <table:table-cell table:style-name="ce78" office:value-type="string" calcext:value-type="string">
            <text:p>Wind</text:p>
          </table:table-cell>
          <table:table-cell table:style-name="ce47"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 and Professions" table:style-name="ta2">
        <office:forms form:automatic-focus="false" form:apply-design-mode="false"/>
        <table:table-column table:style-name="co30" table:default-cell-style-name="Default"/>
        <table:table-column table:style-name="co31" table:default-cell-style-name="ce52"/>
        <table:table-column table:style-name="co32" table:default-cell-style-name="ce28"/>
        <table:table-column table:style-name="co33" table:default-cell-style-name="ce33"/>
        <table:table-column table:style-name="co33" table:default-cell-style-name="ce36"/>
        <table:table-column table:style-name="co34" table:default-cell-style-name="ce70"/>
        <table:table-column table:style-name="co6" table:default-cell-style-name="Default"/>
        <table:table-column table:style-name="co35" table:number-columns-repeated="2" table:default-cell-style-name="Default"/>
        <table:table-column table:style-name="co19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41" table:content-validation-name="val8" office:value-type="string" calcext:value-type="string">
            <text:p>No Profession</text:p>
          </table:table-cell>
          <table:table-cell table:number-columns-repeated="2" table:style-name="ce41" table:content-validation-name="val9" office:value-type="string" calcext:value-type="string">
            <text:p>Not Obtained</text:p>
          </table:table-cell>
          <table:table-cell table:number-columns-repeated="3" table:style-name="ce41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1]*3)*[.C$3])*[.$K$3])" office:value-type="float" office:value="1650" calcext:value-type="float">
            <text:p>1650</text:p>
          </table:table-cell>
          <table:table-cell table:formula="of:=FLOOR(FLOOR(FLOOR([.$B471]*3)*[.D$3])*[.$K$3])" office:value-type="float" office:value="2062" calcext:value-type="float">
            <text:p>2062</text:p>
          </table:table-cell>
          <table:table-cell table:formula="of:=FLOOR(FLOOR(FLOOR([.$B471]*3)*[.E$3])*[.$K$3])" office:value-type="float" office:value="2475" calcext:value-type="float">
            <text:p>2475</text:p>
          </table:table-cell>
          <table:table-cell table:formula="of:=FLOOR(FLOOR(FLOOR([.$B471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2]*3)*[.C$3])*[.$K$3])" office:value-type="float" office:value="300" calcext:value-type="float">
            <text:p>300</text:p>
          </table:table-cell>
          <table:table-cell table:formula="of:=FLOOR(FLOOR(FLOOR([.$B472]*3)*[.D$3])*[.$K$3])" office:value-type="float" office:value="375" calcext:value-type="float">
            <text:p>375</text:p>
          </table:table-cell>
          <table:table-cell table:formula="of:=FLOOR(FLOOR(FLOOR([.$B472]*3)*[.E$3])*[.$K$3])" office:value-type="float" office:value="450" calcext:value-type="float">
            <text:p>450</text:p>
          </table:table-cell>
          <table:table-cell table:formula="of:=FLOOR(FLOOR(FLOOR([.$B47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3]*3)*[.C$3])*[.$K$3])" office:value-type="float" office:value="150" calcext:value-type="float">
            <text:p>150</text:p>
          </table:table-cell>
          <table:table-cell table:formula="of:=FLOOR(FLOOR(FLOOR([.$B473]*3)*[.D$3])*[.$K$3])" office:value-type="float" office:value="187" calcext:value-type="float">
            <text:p>187</text:p>
          </table:table-cell>
          <table:table-cell table:formula="of:=FLOOR(FLOOR(FLOOR([.$B473]*3)*[.E$3])*[.$K$3])" office:value-type="float" office:value="225" calcext:value-type="float">
            <text:p>225</text:p>
          </table:table-cell>
          <table:table-cell table:formula="of:=FLOOR(FLOOR(FLOOR([.$B473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4]*3)*[.C$3])*[.$K$3])" office:value-type="float" office:value="450" calcext:value-type="float">
            <text:p>450</text:p>
          </table:table-cell>
          <table:table-cell table:formula="of:=FLOOR(FLOOR(FLOOR([.$B474]*3)*[.D$3])*[.$K$3])" office:value-type="float" office:value="562" calcext:value-type="float">
            <text:p>562</text:p>
          </table:table-cell>
          <table:table-cell table:formula="of:=FLOOR(FLOOR(FLOOR([.$B474]*3)*[.E$3])*[.$K$3])" office:value-type="float" office:value="675" calcext:value-type="float">
            <text:p>675</text:p>
          </table:table-cell>
          <table:table-cell table:formula="of:=FLOOR(FLOOR(FLOOR([.$B47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5]*3)*[.C$3])*[.$K$3])" office:value-type="float" office:value="60" calcext:value-type="float">
            <text:p>60</text:p>
          </table:table-cell>
          <table:table-cell table:formula="of:=FLOOR(FLOOR(FLOOR([.$B475]*3)*[.D$3])*[.$K$3])" office:value-type="float" office:value="75" calcext:value-type="float">
            <text:p>75</text:p>
          </table:table-cell>
          <table:table-cell table:formula="of:=FLOOR(FLOOR(FLOOR([.$B475]*3)*[.E$3])*[.$K$3])" office:value-type="float" office:value="90" calcext:value-type="float">
            <text:p>90</text:p>
          </table:table-cell>
          <table:table-cell table:formula="of:=FLOOR(FLOOR(FLOOR([.$B475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6]*3)*[.C$3])*[.$K$3])" office:value-type="float" office:value="150" calcext:value-type="float">
            <text:p>150</text:p>
          </table:table-cell>
          <table:table-cell table:formula="of:=FLOOR(FLOOR(FLOOR([.$B476]*3)*[.D$3])*[.$K$3])" office:value-type="float" office:value="187" calcext:value-type="float">
            <text:p>187</text:p>
          </table:table-cell>
          <table:table-cell table:formula="of:=FLOOR(FLOOR(FLOOR([.$B476]*3)*[.E$3])*[.$K$3])" office:value-type="float" office:value="225" calcext:value-type="float">
            <text:p>225</text:p>
          </table:table-cell>
          <table:table-cell table:formula="of:=FLOOR(FLOOR(FLOOR([.$B47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7]*3)*[.C$3])*[.$K$3])" office:value-type="float" office:value="225" calcext:value-type="float">
            <text:p>225</text:p>
          </table:table-cell>
          <table:table-cell table:formula="of:=FLOOR(FLOOR(FLOOR([.$B477]*3)*[.D$3])*[.$K$3])" office:value-type="float" office:value="281" calcext:value-type="float">
            <text:p>281</text:p>
          </table:table-cell>
          <table:table-cell table:formula="of:=FLOOR(FLOOR(FLOOR([.$B477]*3)*[.E$3])*[.$K$3])" office:value-type="float" office:value="337" calcext:value-type="float">
            <text:p>337</text:p>
          </table:table-cell>
          <table:table-cell table:formula="of:=FLOOR(FLOOR(FLOOR([.$B477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8]*3)*[.C$3])*[.$K$3])" office:value-type="float" office:value="240" calcext:value-type="float">
            <text:p>240</text:p>
          </table:table-cell>
          <table:table-cell table:formula="of:=FLOOR(FLOOR(FLOOR([.$B478]*3)*[.D$3])*[.$K$3])" office:value-type="float" office:value="300" calcext:value-type="float">
            <text:p>300</text:p>
          </table:table-cell>
          <table:table-cell table:formula="of:=FLOOR(FLOOR(FLOOR([.$B478]*3)*[.E$3])*[.$K$3])" office:value-type="float" office:value="360" calcext:value-type="float">
            <text:p>360</text:p>
          </table:table-cell>
          <table:table-cell table:formula="of:=FLOOR(FLOOR(FLOOR([.$B47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9]*3)*[.C$3])*[.$K$3])" office:value-type="float" office:value="300" calcext:value-type="float">
            <text:p>300</text:p>
          </table:table-cell>
          <table:table-cell table:formula="of:=FLOOR(FLOOR(FLOOR([.$B479]*3)*[.D$3])*[.$K$3])" office:value-type="float" office:value="375" calcext:value-type="float">
            <text:p>375</text:p>
          </table:table-cell>
          <table:table-cell table:formula="of:=FLOOR(FLOOR(FLOOR([.$B479]*3)*[.E$3])*[.$K$3])" office:value-type="float" office:value="450" calcext:value-type="float">
            <text:p>450</text:p>
          </table:table-cell>
          <table:table-cell table:formula="of:=FLOOR(FLOOR(FLOOR([.$B47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0]*3)*[.C$3])*[.$K$3])" office:value-type="float" office:value="225" calcext:value-type="float">
            <text:p>225</text:p>
          </table:table-cell>
          <table:table-cell table:formula="of:=FLOOR(FLOOR(FLOOR([.$B480]*3)*[.D$3])*[.$K$3])" office:value-type="float" office:value="281" calcext:value-type="float">
            <text:p>281</text:p>
          </table:table-cell>
          <table:table-cell table:formula="of:=FLOOR(FLOOR(FLOOR([.$B480]*3)*[.E$3])*[.$K$3])" office:value-type="float" office:value="337" calcext:value-type="float">
            <text:p>337</text:p>
          </table:table-cell>
          <table:table-cell table:formula="of:=FLOOR(FLOOR(FLOOR([.$B48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1]*3)*[.C$3])*[.$K$3])" office:value-type="float" office:value="450" calcext:value-type="float">
            <text:p>450</text:p>
          </table:table-cell>
          <table:table-cell table:formula="of:=FLOOR(FLOOR(FLOOR([.$B481]*3)*[.D$3])*[.$K$3])" office:value-type="float" office:value="562" calcext:value-type="float">
            <text:p>562</text:p>
          </table:table-cell>
          <table:table-cell table:formula="of:=FLOOR(FLOOR(FLOOR([.$B481]*3)*[.E$3])*[.$K$3])" office:value-type="float" office:value="675" calcext:value-type="float">
            <text:p>675</text:p>
          </table:table-cell>
          <table:table-cell table:formula="of:=FLOOR(FLOOR(FLOOR([.$B481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2]*3)*[.C$3])*[.$K$3])" office:value-type="float" office:value="240" calcext:value-type="float">
            <text:p>240</text:p>
          </table:table-cell>
          <table:table-cell table:formula="of:=FLOOR(FLOOR(FLOOR([.$B482]*3)*[.D$3])*[.$K$3])" office:value-type="float" office:value="300" calcext:value-type="float">
            <text:p>300</text:p>
          </table:table-cell>
          <table:table-cell table:formula="of:=FLOOR(FLOOR(FLOOR([.$B482]*3)*[.E$3])*[.$K$3])" office:value-type="float" office:value="360" calcext:value-type="float">
            <text:p>360</text:p>
          </table:table-cell>
          <table:table-cell table:formula="of:=FLOOR(FLOOR(FLOOR([.$B48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3]*3)*[.C$3])*[.$K$3])" office:value-type="float" office:value="120" calcext:value-type="float">
            <text:p>120</text:p>
          </table:table-cell>
          <table:table-cell table:formula="of:=FLOOR(FLOOR(FLOOR([.$B483]*3)*[.D$3])*[.$K$3])" office:value-type="float" office:value="150" calcext:value-type="float">
            <text:p>150</text:p>
          </table:table-cell>
          <table:table-cell table:formula="of:=FLOOR(FLOOR(FLOOR([.$B483]*3)*[.E$3])*[.$K$3])" office:value-type="float" office:value="180" calcext:value-type="float">
            <text:p>180</text:p>
          </table:table-cell>
          <table:table-cell table:formula="of:=FLOOR(FLOOR(FLOOR([.$B483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4]*3)*[.C$3])*[.$K$3])" office:value-type="float" office:value="390" calcext:value-type="float">
            <text:p>390</text:p>
          </table:table-cell>
          <table:table-cell table:formula="of:=FLOOR(FLOOR(FLOOR([.$B484]*3)*[.D$3])*[.$K$3])" office:value-type="float" office:value="487" calcext:value-type="float">
            <text:p>487</text:p>
          </table:table-cell>
          <table:table-cell table:formula="of:=FLOOR(FLOOR(FLOOR([.$B484]*3)*[.E$3])*[.$K$3])" office:value-type="float" office:value="585" calcext:value-type="float">
            <text:p>585</text:p>
          </table:table-cell>
          <table:table-cell table:formula="of:=FLOOR(FLOOR(FLOOR([.$B484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5]*3)*[.C$3])*[.$K$3])" office:value-type="float" office:value="750" calcext:value-type="float">
            <text:p>750</text:p>
          </table:table-cell>
          <table:table-cell table:formula="of:=FLOOR(FLOOR(FLOOR([.$B485]*3)*[.D$3])*[.$K$3])" office:value-type="float" office:value="937" calcext:value-type="float">
            <text:p>937</text:p>
          </table:table-cell>
          <table:table-cell table:formula="of:=FLOOR(FLOOR(FLOOR([.$B485]*3)*[.E$3])*[.$K$3])" office:value-type="float" office:value="1125" calcext:value-type="float">
            <text:p>1125</text:p>
          </table:table-cell>
          <table:table-cell table:formula="of:=FLOOR(FLOOR(FLOOR([.$B485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6]*3)*[.C$3])*[.$K$3])" office:value-type="float" office:value="300" calcext:value-type="float">
            <text:p>300</text:p>
          </table:table-cell>
          <table:table-cell table:formula="of:=FLOOR(FLOOR(FLOOR([.$B486]*3)*[.D$3])*[.$K$3])" office:value-type="float" office:value="375" calcext:value-type="float">
            <text:p>375</text:p>
          </table:table-cell>
          <table:table-cell table:formula="of:=FLOOR(FLOOR(FLOOR([.$B486]*3)*[.E$3])*[.$K$3])" office:value-type="float" office:value="450" calcext:value-type="float">
            <text:p>450</text:p>
          </table:table-cell>
          <table:table-cell table:formula="of:=FLOOR(FLOOR(FLOOR([.$B486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7]*3)*[.C$3])*[.$K$3])" office:value-type="float" office:value="420" calcext:value-type="float">
            <text:p>420</text:p>
          </table:table-cell>
          <table:table-cell table:formula="of:=FLOOR(FLOOR(FLOOR([.$B487]*3)*[.D$3])*[.$K$3])" office:value-type="float" office:value="525" calcext:value-type="float">
            <text:p>525</text:p>
          </table:table-cell>
          <table:table-cell table:formula="of:=FLOOR(FLOOR(FLOOR([.$B487]*3)*[.E$3])*[.$K$3])" office:value-type="float" office:value="630" calcext:value-type="float">
            <text:p>630</text:p>
          </table:table-cell>
          <table:table-cell table:formula="of:=FLOOR(FLOOR(FLOOR([.$B487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8]*3)*[.C$3])*[.$K$3])" office:value-type="float" office:value="900" calcext:value-type="float">
            <text:p>900</text:p>
          </table:table-cell>
          <table:table-cell table:formula="of:=FLOOR(FLOOR(FLOOR([.$B488]*3)*[.D$3])*[.$K$3])" office:value-type="float" office:value="1125" calcext:value-type="float">
            <text:p>1125</text:p>
          </table:table-cell>
          <table:table-cell table:formula="of:=FLOOR(FLOOR(FLOOR([.$B488]*3)*[.E$3])*[.$K$3])" office:value-type="float" office:value="1350" calcext:value-type="float">
            <text:p>1350</text:p>
          </table:table-cell>
          <table:table-cell table:formula="of:=FLOOR(FLOOR(FLOOR([.$B488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9]*3)*[.C$3])*[.$K$3])" office:value-type="float" office:value="420" calcext:value-type="float">
            <text:p>420</text:p>
          </table:table-cell>
          <table:table-cell table:formula="of:=FLOOR(FLOOR(FLOOR([.$B489]*3)*[.D$3])*[.$K$3])" office:value-type="float" office:value="525" calcext:value-type="float">
            <text:p>525</text:p>
          </table:table-cell>
          <table:table-cell table:formula="of:=FLOOR(FLOOR(FLOOR([.$B489]*3)*[.E$3])*[.$K$3])" office:value-type="float" office:value="630" calcext:value-type="float">
            <text:p>630</text:p>
          </table:table-cell>
          <table:table-cell table:formula="of:=FLOOR(FLOOR(FLOOR([.$B489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0]*3)*[.C$3])*[.$K$3])" office:value-type="float" office:value="660" calcext:value-type="float">
            <text:p>660</text:p>
          </table:table-cell>
          <table:table-cell table:formula="of:=FLOOR(FLOOR(FLOOR([.$B490]*3)*[.D$3])*[.$K$3])" office:value-type="float" office:value="825" calcext:value-type="float">
            <text:p>825</text:p>
          </table:table-cell>
          <table:table-cell table:formula="of:=FLOOR(FLOOR(FLOOR([.$B490]*3)*[.E$3])*[.$K$3])" office:value-type="float" office:value="990" calcext:value-type="float">
            <text:p>990</text:p>
          </table:table-cell>
          <table:table-cell table:formula="of:=FLOOR(FLOOR(FLOOR([.$B490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1]*3)*[.C$3])*[.$K$3])" office:value-type="float" office:value="15" calcext:value-type="float">
            <text:p>15</text:p>
          </table:table-cell>
          <table:table-cell table:formula="of:=FLOOR(FLOOR(FLOOR([.$B491]*3)*[.D$3])*[.$K$3])" office:value-type="float" office:value="18" calcext:value-type="float">
            <text:p>18</text:p>
          </table:table-cell>
          <table:table-cell table:formula="of:=FLOOR(FLOOR(FLOOR([.$B491]*3)*[.E$3])*[.$K$3])" office:value-type="float" office:value="22" calcext:value-type="float">
            <text:p>22</text:p>
          </table:table-cell>
          <table:table-cell table:formula="of:=FLOOR(FLOOR(FLOOR([.$B491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2]*3)*[.C$3])*[.$K$3])" office:value-type="float" office:value="240" calcext:value-type="float">
            <text:p>240</text:p>
          </table:table-cell>
          <table:table-cell table:formula="of:=FLOOR(FLOOR(FLOOR([.$B492]*3)*[.D$3])*[.$K$3])" office:value-type="float" office:value="300" calcext:value-type="float">
            <text:p>300</text:p>
          </table:table-cell>
          <table:table-cell table:formula="of:=FLOOR(FLOOR(FLOOR([.$B492]*3)*[.E$3])*[.$K$3])" office:value-type="float" office:value="360" calcext:value-type="float">
            <text:p>360</text:p>
          </table:table-cell>
          <table:table-cell table:formula="of:=FLOOR(FLOOR(FLOOR([.$B49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3]*3)*[.C$3])*[.$K$3])" office:value-type="float" office:value="2250" calcext:value-type="float">
            <text:p>2250</text:p>
          </table:table-cell>
          <table:table-cell table:formula="of:=FLOOR(FLOOR(FLOOR([.$B493]*3)*[.D$3])*[.$K$3])" office:value-type="float" office:value="2812" calcext:value-type="float">
            <text:p>2812</text:p>
          </table:table-cell>
          <table:table-cell table:formula="of:=FLOOR(FLOOR(FLOOR([.$B493]*3)*[.E$3])*[.$K$3])" office:value-type="float" office:value="3375" calcext:value-type="float">
            <text:p>3375</text:p>
          </table:table-cell>
          <table:table-cell table:formula="of:=FLOOR(FLOOR(FLOOR([.$B493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4]*3)*[.C$3])*[.$K$3])" office:value-type="float" office:value="360" calcext:value-type="float">
            <text:p>360</text:p>
          </table:table-cell>
          <table:table-cell table:formula="of:=FLOOR(FLOOR(FLOOR([.$B494]*3)*[.D$3])*[.$K$3])" office:value-type="float" office:value="450" calcext:value-type="float">
            <text:p>450</text:p>
          </table:table-cell>
          <table:table-cell table:formula="of:=FLOOR(FLOOR(FLOOR([.$B494]*3)*[.E$3])*[.$K$3])" office:value-type="float" office:value="540" calcext:value-type="float">
            <text:p>540</text:p>
          </table:table-cell>
          <table:table-cell table:formula="of:=FLOOR(FLOOR(FLOOR([.$B494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3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6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9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1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3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office:forms form:automatic-focus="false" form:apply-design-mode="false"/>
        <table:table-column table:style-name="co7" table:default-cell-style-name="Default"/>
        <table:table-column table:style-name="co37" table:default-cell-style-name="ce52"/>
        <table:table-column table:style-name="co13" table:default-cell-style-name="ce52"/>
        <table:table-column table:style-name="co38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2" table:style-name="ta3">
        <table:table-column table:style-name="co39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40" table:default-cell-style-name="ce52"/>
        <table:table-column table:style-name="co12" table:default-cell-style-name="ce52"/>
        <table:table-column table:style-name="co6" table:default-cell-style-name="Default"/>
        <table:table-column table:style-name="co41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105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9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9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9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.$F$1048576];MATCH([.B5];[$'Items and Professions'.$A$1:.$A$1048576];0);[.C5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6" table:default-cell-style-name="Default"/>
        <table:table-column table:style-name="co42" table:default-cell-style-name="ce39"/>
        <table:table-column table:style-name="co43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Parsnips Harvested</text:p>
          </table:table-cell>
          <table:table-cell table:style-name="ce38" office:value-type="string" calcext:value-type="string">
            <text:p>Parsnip XP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formula="of:=[.H2]*INDEX(['file:///C:/Users/nathanaldensr/Desktop/min-max.ods'#$Crops.$A$1:.$B$1048576];MATCH(&quot;Parsnip&quot;;['file:///C:/Users/nathanaldensr/Desktop/min-max.ods'#$Crops.$A$1:.$A$1048576];0);2)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es Harvested by Spring 11</text:p>
          </table:table-cell>
          <table:table-cell table:style-name="ce38" office:value-type="string" calcext:value-type="string">
            <text:p>Potato XP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formula="of:=[.H5]*INDEX(['file:///C:/Users/nathanaldensr/Desktop/min-max.ods'#$Crops.$A$1:.$B$1048576];MATCH(&quot;Potato&quot;;['file:///C:/Users/nathanaldensr/Desktop/min-max.ods'#$Crops.$A$1:.$A$1048576];0);2)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K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K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Irrigated) Harvested by Spring 11</text:p>
          </table:table-cell>
          <table:table-cell table:style-name="ce38" office:value-type="string" calcext:value-type="string">
            <text:p>Unmilled Rice (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formula="of:=[.H8]*INDEX(['file:///C:/Users/nathanaldensr/Desktop/min-max.ods'#$Crops.$A$1:.$B$1048576];MATCH(&quot;Unmilled Rice (Irrigated)&quot;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11" table:content-validation-name="val11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Needed for Farming Level 2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formula="of:=CEILING((380-[.I2]-[.I5]-[.I8])/17)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Plant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formula="of:=2000+([.H14]*70)+IF([.H11] = &quot;Yes&quot;;50;0)+60" office:value-type="float" office:value="3720" calcext:value-type="float">
            <text:p>372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29])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104852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Y1-Sp6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4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5" table:default-cell-style-name="ce39"/>
        <table:table-column table:style-name="co46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 table:style-name="Default"/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Default"/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 table:style-name="Default"/>
          <table:table-cell/>
          <table:table-cell table:formula="of:=INDEX([$'Items and Professions'.$C$1:$'Items and Professions'.$F$1048576];MATCH([.N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N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N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N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es Harvested by Spring 27</text:p>
          </table:table-cell>
          <table:table-cell table:style-name="ce38" office:value-type="string" calcext:value-type="string">
            <text:p>Parsnip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11]*INDEX(['file:///C:/Users/nathanaldensr/Desktop/min-max.ods'#$Crops.$A$1:.$B$1048576];MATCH(LEFT([.L10];LEN([.L10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auliflower Harvested by Spring 27</text:p>
          </table:table-cell>
          <table:table-cell table:style-name="ce38" office:value-type="string" calcext:value-type="string">
            <text:p>Cauliflower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14]*INDEX(['file:///C:/Users/nathanaldensr/Desktop/min-max.ods'#$Crops.$A$1:.$B$1048576];MATCH(LEFT([.L13];LEN([.L13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reen Beans Harvested by Spring 27</text:p>
          </table:table-cell>
          <table:table-cell table:style-name="ce38" office:value-type="string" calcext:value-type="string">
            <text:p>Green Bean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10" table:formula="of:=FLOOR((27-(5+INDEX(['file:///C:/Users/nathanaldensr/Desktop/min-max.ods'#$Crops.$A$1:.$D$1048576];MATCH(&quot;Green Bean&quot;;['file:///C:/Users/nathanaldensr/Desktop/min-max.ods'#$Crops.$A$1:.$A$1048576];0);3)))/INDEX(['file:///C:/Users/nathanaldensr/Desktop/min-max.ods'#$Crops.$A$1:.$D$1048576];MATCH(&quot;Green Bean&quot;;['file:///C:/Users/nathanaldensr/Desktop/min-max.ods'#$Crops.$A$1:.$A$1048576];0);4)+1)" office:value-type="float" office:value="5" calcext:value-type="float">
            <text:p>5</text:p>
          </table:table-cell>
          <table:table-cell table:formula="of:=[.K17]*INDEX(['file:///C:/Users/nathanaldensr/Desktop/min-max.ods'#$Crops.$A$1:.$B$1048576];MATCH(LEFT([.L16];LEN([.L16])-3);['file:///C:/Users/nathanaldensr/Desktop/min-max.ods'#$Crops.$A$1:.$A$1048576];0);2)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Irrigated) Harvested by Spring 27</text:p>
          </table:table-cell>
          <table:table-cell table:style-name="ce38" office:value-type="string" calcext:value-type="string">
            <text:p>Unmilled Rice (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20]*INDEX(['file:///C:/Users/nathanaldensr/Desktop/min-max.ods'#$Crops.$A$1:.$B$1048576];MATCH(LEFT([.L19];LEN([.L19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Unirrigated) Harvested by Spring 27</text:p>
          </table:table-cell>
          <table:table-cell table:style-name="ce38" office:value-type="string" calcext:value-type="string">
            <text:p>Unmilled Rice (Un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23]*INDEX(['file:///C:/Users/nathanaldensr/Desktop/min-max.ods'#$Crops.$A$1:.$B$1048576];MATCH(LEFT([.L22];LEN([.L22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irst Crop of Kale to be Harvested</text:p>
          </table:table-cell>
          <table:table-cell table:style-name="ce38" office:value-type="string" calcext:value-type="string">
            <text:p>Kale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style-name="ce110" table:formula="of:=['file:///C:/Users/nathanaldensr/Desktop/min-max.ods'#$'Y1-Sp5'.H17]" office:value-type="float" office:value="10" calcext:value-type="float">
            <text:p>10</text:p>
          </table:table-cell>
          <table:table-cell table:formula="of:=[.K26]*INDEX(['file:///C:/Users/nathanaldensr/Desktop/min-max.ods'#$Crops.$A$1:.$B$1048576];MATCH(LEFT([.L25];LEN([.L25])-3);['file:///C:/Users/nathanaldensr/Desktop/min-max.ods'#$Crops.$A$1:.$A$1048576];0);2)" office:value-type="float" office:value="170" calcext:value-type="float">
            <text:p>17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/>
          <table:table-cell table:formula="of:=CEILING((3300-[.L11]-[.L14]-[.L17]-[.L20]-[.L23]-[.L26])/17)" office:value-type="float" office:value="182" calcext:value-type="float">
            <text:p>182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½ Kale Seeds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/>
          <table:table-cell table:formula="of:=CEILING([.K29]/2)" office:value-type="float" office:value="91" calcext:value-type="float">
            <text:p>91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/>
          <table:table-cell table:formula="of:=[.K29]*70" office:value-type="float" office:value="12740" calcext:value-type="float">
            <text:p>1274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½ 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/>
          <table:table-cell table:formula="of:=[.K32]*70" office:value-type="float" office:value="6370" calcext:value-type="float">
            <text:p>637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/>
          <table:table-cell table:formula="of:=[.K38]-MAX([.I$1:.I$1048576])-[.K8]" office:value-type="float" office:value="6370" calcext:value-type="float">
            <text:p>637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/>
          <table:table-cell table:formula="of:=MAX(0;100-[.K44])" office:value-type="float" office:value="100" calcext:value-type="float">
            <text:p>10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/>
          <table:table-cell table:formula="of:=[.K47]*5" office:value-type="float" office:value="500" calcext:value-type="float">
            <text:p>50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2">
          <table:table-cell table:number-columns-repeated="11"/>
          <table:table-cell table:style-name="Default"/>
          <table:table-cell table:number-columns-repeated="5"/>
        </table:table-row>
        <table:table-row table:style-name="ro2" table:number-rows-repeated="104852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1" table:style-name="ta3">
        <table:table-column table:style-name="co47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½ 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23]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0" table:formula="of:=CEILING([$'Y1-Sp10'.K23]/4)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table:table-column table:style-name="co48" table:default-cell-style-name="ce38"/>
        <table:table-column table:style-name="co49" table:default-cell-style-name="Default"/>
        <table:table-column table:style-name="co50" table:default-cell-style-name="ce39"/>
        <table:table-column table:style-name="co30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1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urrent Farming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-(['file:///C:/Users/nathanaldensr/Desktop/min-max.ods'#$'Y1-Sp11'.A2]*INDEX(['file:///C:/Users/nathanaldensr/Desktop/min-max.ods'#$Crops.$A$1:.$B$1048576];MATCH(&quot;Kale&quot;;['file:///C:/Users/nathanaldensr/Desktop/min-max.ods'#$Crops.$A$1:.$A$1048576];0);2)))/17)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10400" calcext:value-type="float">
            <text:p>104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2]-MAX([.I$1:.I$1048576])" office:value-type="float" office:value="10400" calcext:value-type="float">
            <text:p>104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table:table-column table:style-name="co52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FLOOR([$'Y1-Sp10'.K20]/2)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'file:///C:/Users/nathanaldensr/Desktop/min-max.ods'#Crops" table:print="false" table:style-name="ta_extref">
        <table:table-source xlink:type="simple" xlink:href="/C:/Users/nathanaldensr/Desktop/min-max.ods" table:table-name="Crops" table:filter-name="calc8" table:mode="copy-results-only"/>
        <table:table-column/>
        <table:table-row>
          <table:table-cell table:style-name="ce1" office:value-type="string">
            <text:p>Season</text:p>
          </table:table-cell>
        </table:table-row>
        <table:table-row>
          <table:table-cell table:style-name="ce1" office:value-type="string">
            <text:p>Summer</text:p>
          </table:table-cell>
        </table:table-row>
        <table:table-row>
          <table:table-cell table:style-name="ce1" office:value-type="string">
            <text:p>Ancient Fruit</text:p>
          </table:table-cell>
        </table:table-row>
        <table:table-row>
          <table:table-cell table:style-name="ce1" office:value-type="string">
            <text:p>Today’s Weather</text:p>
          </table:table-cell>
        </table:table-row>
        <table:table-row>
          <table:table-cell table:style-name="ce1" office:value-type="string">
            <text:p>Sun</text:p>
          </table:table-cell>
        </table:table-row>
        <table:table-row>
          <table:table-cell table:style-name="ce1" office:value-type="string">
            <text:p>Blue Jazz</text:p>
          </table:table-cell>
        </table:table-row>
        <table:table-row>
          <table:table-cell table:style-name="ce1" office:value-type="string">
            <text:p>Tomorrow’s Weather</text:p>
          </table:table-cell>
        </table:table-row>
        <table:table-row>
          <table:table-cell table:style-name="ce1" office:value-type="string">
            <text:p>Sun</text:p>
          </table:table-cell>
        </table:table-row>
        <table:table-row>
          <table:table-cell table:style-name="ce1" office:value-type="string">
            <text:p>Cactus Fruit</text:p>
          </table:table-cell>
        </table:table-row>
        <table:table-row>
          <table:table-cell table:style-name="ce1" office:value-type="string">
            <text:p>Cauliflower</text:p>
          </table:table-cell>
        </table:table-row>
        <table:table-row>
          <table:table-cell table:style-name="ce1" office:value-type="string">
            <text:p>Coffee Bean</text:p>
          </table:table-cell>
        </table:table-row>
        <table:table-row>
          <table:table-cell table:style-name="ce1" office:value-type="string">
            <text:p>Corn</text:p>
          </table:table-cell>
        </table:table-row>
        <table:table-row>
          <table:table-cell table:style-name="ce1" office:value-type="string">
            <text:p>Cranberries</text:p>
          </table:table-cell>
        </table:table-row>
        <table:table-row>
          <table:table-cell table:style-name="ce1" office:value-type="string">
            <text:p>Eggplant</text:p>
          </table:table-cell>
        </table:table-row>
        <table:table-row>
          <table:table-cell table:style-name="ce1" office:value-type="string">
            <text:p>Fairy Rose</text:p>
          </table:table-cell>
        </table:table-row>
        <table:table-row>
          <table:table-cell table:style-name="ce1" office:value-type="string">
            <text:p>Fiber</text:p>
          </table:table-cell>
        </table:table-row>
        <table:table-row>
          <table:table-cell table:style-name="ce1" office:value-type="string">
            <text:p>Garlic</text:p>
          </table:table-cell>
        </table:table-row>
        <table:table-row>
          <table:table-cell table:style-name="ce1" office:value-type="string">
            <text:p>Grape (Grape Starter)</text:p>
          </table:table-cell>
        </table:table-row>
        <table:table-row>
          <table:table-cell table:style-name="ce1" office:value-type="string">
            <text:p>Green Bean</text:p>
          </table:table-cell>
        </table:table-row>
        <table:table-row>
          <table:table-cell table:style-name="ce1" office:value-type="string">
            <text:p>Hops</text:p>
          </table:table-cell>
        </table:table-row>
        <table:table-row>
          <table:table-cell table:style-name="ce1" office:value-type="string">
            <text:p>Hot Pepper</text:p>
          </table:table-cell>
        </table:table-row>
        <table:table-row>
          <table:table-cell table:style-name="ce1" office:value-type="string">
            <text:p>Kale</text:p>
          </table:table-cell>
        </table:table-row>
        <table:table-row>
          <table:table-cell table:style-name="ce1" office:value-type="string">
            <text:p>Melon</text:p>
          </table:table-cell>
        </table:table-row>
        <table:table-row>
          <table:table-cell table:style-name="ce1" office:value-type="string">
            <text:p>Parsnip</text:p>
          </table:table-cell>
        </table:table-row>
        <table:table-row>
          <table:table-cell table:style-name="ce1" office:value-type="string">
            <text:p>Pineapple</text:p>
          </table:table-cell>
        </table:table-row>
        <table:table-row>
          <table:table-cell table:style-name="ce1" office:value-type="string">
            <text:p>Poppy</text:p>
          </table:table-cell>
        </table:table-row>
        <table:table-row>
          <table:table-cell table:style-name="ce1" office:value-type="string">
            <text:p>Potato</text:p>
          </table:table-cell>
        </table:table-row>
        <table:table-row>
          <table:table-cell table:style-name="ce1" office:value-type="string">
            <text:p>Pumpkin</text:p>
          </table:table-cell>
        </table:table-row>
        <table:table-row>
          <table:table-cell table:style-name="ce1" office:value-type="string">
            <text:p>Radish</text:p>
          </table:table-cell>
        </table:table-row>
        <table:table-row>
          <table:table-cell table:style-name="ce1" office:value-type="string">
            <text:p>Red Cabbage</text:p>
          </table:table-cell>
        </table:table-row>
        <table:table-row>
          <table:table-cell table:style-name="ce1" office:value-type="string">
            <text:p>Rhubarb</text:p>
          </table:table-cell>
        </table:table-row>
        <table:table-row>
          <table:table-cell table:style-name="ce1" office:value-type="string">
            <text:p>Starfruit</text:p>
          </table:table-cell>
        </table:table-row>
        <table:table-row>
          <table:table-cell table:style-name="ce1" office:value-type="string">
            <text:p>Strawberry</text:p>
          </table:table-cell>
        </table:table-row>
        <table:table-row>
          <table:table-cell table:style-name="ce1" office:value-type="string">
            <text:p>Summer Spangle</text:p>
          </table:table-cell>
        </table:table-row>
        <table:table-row>
          <table:table-cell table:style-name="ce1" office:value-type="string">
            <text:p>Sunflower</text:p>
          </table:table-cell>
        </table:table-row>
        <table:table-row>
          <table:table-cell table:style-name="ce1" office:value-type="string">
            <text:p>Sweet Gem Berry</text:p>
          </table:table-cell>
        </table:table-row>
        <table:table-row>
          <table:table-cell table:style-name="ce1" office:value-type="string">
            <text:p>Taro Root (Irrigated)</text:p>
          </table:table-cell>
        </table:table-row>
        <table:table-row>
          <table:table-cell table:style-name="ce1" office:value-type="string">
            <text:p>Taro Root (Unirrigated)</text:p>
          </table:table-cell>
        </table:table-row>
        <table:table-row>
          <table:table-cell table:style-name="ce1" office:value-type="string">
            <text:p>Tea Leaves</text:p>
          </table:table-cell>
        </table:table-row>
        <table:table-row>
          <table:table-cell table:style-name="ce1" office:value-type="string">
            <text:p>Tomato</text:p>
          </table:table-cell>
        </table:table-row>
        <table:table-row>
          <table:table-cell table:style-name="ce1" office:value-type="string">
            <text:p>Tulip</text:p>
          </table:table-cell>
        </table:table-row>
        <table:table-row>
          <table:table-cell table:style-name="ce1" office:value-type="string">
            <text:p>Unmilled Rice (Irrigated)</text:p>
          </table:table-cell>
        </table:table-row>
        <table:table-row>
          <table:table-cell table:style-name="ce1" office:value-type="string">
            <text:p>Unmilled Rice (Unirrigated)</text:p>
          </table:table-cell>
        </table:table-row>
        <table:table-row>
          <table:table-cell table:style-name="ce1" office:value-type="string">
            <text:p>Wheat</text:p>
          </table:table-cell>
        </table:table-row>
        <table:table-row>
          <table:table-cell table:style-name="ce1" office:value-type="string">
            <text:p>Yam</text:p>
          </table:table-cell>
        </table:table-row>
        <table:table-row>
          <table:table-cell table:style-name="ce1" office:value-type="string">
            <text:p>Experience</text:p>
          </table:table-cell>
        </table:table-row>
        <table:table-row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float" office:value="38">
            <text:p>38</text:p>
          </table:table-cell>
        </table:table-row>
        <table:table-row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29">
            <text:p>29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30">
            <text:p>30</text:p>
          </table:table-cell>
        </table:table-row>
        <table:table-row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31">
            <text:p>31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float" office:value="43">
            <text:p>43</text:p>
          </table:table-cell>
        </table:table-row>
        <table:table-row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64">
            <text:p>64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string">
            <text:p>Days to Maturity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Days to Regrowth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7">
            <text:p>7</text:p>
          </table:table-cell>
        </table:table-row>
        <table:table-row table:number-rows-repeated="3">
          <table:table-cell table:number-columns-repeated="1"/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 table:number-rows-repeated="3">
          <table:table-cell table:number-columns-repeated="1"/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 table:number-rows-repeated="11">
          <table:table-cell table:number-columns-repeated="1"/>
        </table:table-row>
        <table:table-row>
          <table:table-cell table:style-name="ce1" office:value-type="float" office:value="4">
            <text:p>4</text:p>
          </table:table-cell>
        </table:table-row>
        <table:table-row table:number-rows-repeated="6">
          <table:table-cell table:number-columns-repeated="1"/>
        </table:table-row>
        <table:table-row>
          <table:table-cell table:style-name="ce1" office:value-type="float" office:value="4">
            <text:p>4</text:p>
          </table:table-cell>
        </table:table-row>
      </table:table>
      <table:table table:name="'file:///C:/Users/nathanaldensr/Desktop/min-max.ods'#Y1-Sp5" table:print="false" table:style-name="ta_extref">
        <table:table-source xlink:type="simple" xlink:href="/C:/Users/nathanaldensr/Desktop/min-max.ods" table:table-name="Y1-Sp5" table:filter-name="calc8" table:mode="copy-results-only"/>
        <table:table-column table:number-columns-repeated="8"/>
        <table:table-row table:number-rows-repeated="16">
          <table:table-cell table:number-columns-repeated="8"/>
        </table:table-row>
        <table:table-row>
          <table:table-cell table:number-columns-repeated="7"/>
          <table:table-cell table:style-name="ce1" office:value-type="float" office:value="10">
            <text:p>10</text:p>
          </table:table-cell>
        </table:table-row>
      </table:table>
      <table:table table:name="'file:///C:/Users/nathanaldensr/Desktop/min-max.ods'#Y1-Sp11" table:print="false" table:style-name="ta_extref">
        <table:table-source xlink:type="simple" xlink:href="/C:/Users/nathanaldensr/Desktop/min-max.ods" table:table-name="Y1-Sp11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Iridium Bar</text:p>
          </table:table-cell>
        </table:table-row>
      </table:table>
      <table:named-expressions/>
      <table:database-ranges>
        <table:database-range table:name="__Anonymous_Sheet_DB__2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ish Availability'.A1:'Fish Availability'.L1048576" table:display-filter-buttons="true"/>
        <table:database-range table:name="__Anonymous_Sheet_DB__4" table:target-range-address="'Items and Professions'.A602:'Items and Professions'.C613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8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9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0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1" table:target-range-address="'Y1-Sp Starfruit Planning'.B1:'Y1-Sp Starfruit Planning'.B14" table:orientation="column"/>
        <table:database-range table:name="__Anonymous_Sheet_DB__12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3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22:31:27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4" meta:cell-count="5769" meta:object-count="0"/>
    <meta:user-defined meta:name="GitHub URL">https://github.com/nathan-alden-sr/stardew-valley</meta:user-defined>
  </office:meta>
</office:document-meta>
</file>